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DE VILMO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j0b5pwzaebseq9js7y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De Vilmont</text:p>
          </table:table-cell>
          <table:table-cell office:value-type="float" office:value="44.194138">
            <text:p>44.19413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MONVI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qed1f64hb1y7nqk7c3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Monviert</text:p>
          </table:table-cell>
          <table:table-cell office:value-type="float" office:value="37.802174">
            <text:p>37.80217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OSSO</text:p>
          </table:table-cell>
          <table:table-cell office:value-type="string">
            <text:p>Merlot</text:p>
          </table:table-cell>
          <table:table-cell office:value-type="string">
            <text:p>MUZ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6vjxz4b189440vc37y</text:p>
          </table:table-cell>
          <table:table-cell office:value-type="string">
            <text:p>WHITE</text:p>
          </table:table-cell>
          <table:table-cell office:value-type="string">
            <text:p>Merlot</text:p>
          </table:table-cell>
          <table:table-cell office:value-type="string">
            <text:p>Muzic</text:p>
          </table:table-cell>
          <table:table-cell office:value-type="float" office:value="32.225628">
            <text:p>32.22562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oscato d'Asti</text:p>
          </table:table-cell>
          <table:table-cell office:value-type="string">
            <text:p>GIANNI DO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r20nvyv1f7r0dbw2y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Gianni Doglia</text:p>
          </table:table-cell>
          <table:table-cell office:value-type="float" office:value="55.07669">
            <text:p>55.0766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TER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p167ktz09r4rbbqan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Tercic</text:p>
          </table:table-cell>
          <table:table-cell office:value-type="float" office:value="45.116486">
            <text:p>45.11648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ER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p51dwskzfjn7fwcdj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ercic</text:p>
          </table:table-cell>
          <table:table-cell office:value-type="float" office:value="38.256607">
            <text:p>38.25660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RONCO DEI TA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d14pdkc65jychryve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Ronco dei Tassi</text:p>
          </table:table-cell>
          <table:table-cell office:value-type="float" office:value="45.903675">
            <text:p>45.9036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RONCO DEI TA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ax40zav3whgkdcbfk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Ronco dei Tassi</text:p>
          </table:table-cell>
          <table:table-cell office:value-type="float" office:value="52.763557">
            <text:p>52.76355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RONCO DEI TA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e9khc7rv9kmzfj5ca</text:p>
          </table:table-cell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Ronco dei Tassi</text:p>
          </table:table-cell>
          <table:table-cell office:value-type="float" office:value="44.622284">
            <text:p>44.6222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osarin</text:p>
          </table:table-cell>
          <table:table-cell office:value-type="string">
            <text:p>RONCO DEI TA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9yqgmy2fyzhrjxzze</text:p>
          </table:table-cell>
          <table:table-cell office:value-type="string">
            <text:p>WHITE</text:p>
          </table:table-cell>
          <table:table-cell office:value-type="string">
            <text:p>Fosarin</text:p>
          </table:table-cell>
          <table:table-cell office:value-type="string">
            <text:p>Ronco dei Tassi</text:p>
          </table:table-cell>
          <table:table-cell office:value-type="float" office:value="49.776024">
            <text:p>49.7760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ROMEO RO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yqtkgfnzavcr7cxkvfg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Romeo Rossi</text:p>
          </table:table-cell>
          <table:table-cell office:value-type="float" office:value="43.23548">
            <text:p>43.2354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4gff46dt7jeatpx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Cloudy Bay</text:p>
          </table:table-cell>
          <table:table-cell office:value-type="float" office:value="40.87377">
            <text:p>40.8737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PETIT-CAMUS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Blanc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vm4zb0a76j3p0xf414h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Petit-Camusat</text:p>
          </table:table-cell>
          <table:table-cell office:value-type="float" office:value="56.057236">
            <text:p>56.0572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ed7tq4r8psdssyze9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Cloudy Bay</text:p>
          </table:table-cell>
          <table:table-cell office:value-type="float" office:value="38.618744">
            <text:p>38.61874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Loureiro</text:p>
          </table:table-cell>
          <table:table-cell office:value-type="string">
            <text:p>QUINTA DE GOMAR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srvyrf6p01d0kc9hnc</text:p>
          </table:table-cell>
          <table:table-cell office:value-type="string">
            <text:p>WHITE</text:p>
          </table:table-cell>
          <table:table-cell office:value-type="string">
            <text:p>Loureiro</text:p>
          </table:table-cell>
          <table:table-cell office:value-type="string">
            <text:p>Quinta de Gomariz</text:p>
          </table:table-cell>
          <table:table-cell office:value-type="float" office:value="43.745995">
            <text:p>43.7459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urztraminer</text:p>
          </table:table-cell>
          <table:table-cell office:value-type="string">
            <text:p>WILL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k13azzgmd05m7g21dw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Willm</text:p>
          </table:table-cell>
          <table:table-cell office:value-type="float" office:value="29.2043">
            <text:p>29.204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etit F...</text:p>
          </table:table-cell>
          <table:table-cell office:value-type="string">
            <text:p>MICHEL RED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kxxpwpafy3zbeyfd426</text:p>
          </table:table-cell>
          <table:table-cell office:value-type="string">
            <text:p>WHITE</text:p>
          </table:table-cell>
          <table:table-cell office:value-type="string">
            <text:p>Petit F</text:p>
          </table:table-cell>
          <table:table-cell office:value-type="string">
            <text:p>Michel Redde</text:p>
          </table:table-cell>
          <table:table-cell office:value-type="float" office:value="48.423027">
            <text:p>48.4230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ouilly Fume La Moynerie</text:p>
          </table:table-cell>
          <table:table-cell office:value-type="string">
            <text:p>MICHEL RED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pf352tg6hpwma7qj8</text:p>
          </table:table-cell>
          <table:table-cell office:value-type="string">
            <text:p>WHITE</text:p>
          </table:table-cell>
          <table:table-cell office:value-type="string">
            <text:p>Pouilly-Fumé La Moynerie</text:p>
          </table:table-cell>
          <table:table-cell office:value-type="string">
            <text:p>Michel Redde</text:p>
          </table:table-cell>
          <table:table-cell office:value-type="float" office:value="58.979107">
            <text:p>58.97910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otes du Rhone Blanc</text:p>
          </table:table-cell>
          <table:table-cell office:value-type="string">
            <text:p>CHAUME-ARN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cn978c0q5f1dywmwfy</text:p>
          </table:table-cell>
          <table:table-cell office:value-type="string">
            <text:p>WHITE</text:p>
          </table:table-cell>
          <table:table-cell office:value-type="string">
            <text:p>Côtes-du-Rhône Blanc</text:p>
          </table:table-cell>
          <table:table-cell office:value-type="string">
            <text:p>Chaume Arnaud</text:p>
          </table:table-cell>
          <table:table-cell office:value-type="float" office:value="49.765175">
            <text:p>49.7651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LOVER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fkagqaschx2a4fdhj</text:p>
          </table:table-cell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Lovera</text:p>
          </table:table-cell>
          <table:table-cell office:value-type="float" office:value="38.457695">
            <text:p>38.4576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Aquila Reale</text:p>
          </table:table-cell>
          <table:table-cell office:value-type="string">
            <text:p>CESARINI SFOR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85053yv75qkwxnfq1</text:p>
          </table:table-cell>
          <table:table-cell office:value-type="string">
            <text:p>SPARKLING</text:p>
          </table:table-cell>
          <table:table-cell office:value-type="string">
            <text:p>Aquila Reale</text:p>
          </table:table-cell>
          <table:table-cell office:value-type="string">
            <text:p>Cesarini Sforza</text:p>
          </table:table-cell>
          <table:table-cell office:value-type="float" office:value="64.84888">
            <text:p>64.8488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Imperial Brut</text:p>
          </table:table-cell>
          <table:table-cell office:value-type="string">
            <text:p>GRAMO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njecjzpt4m0s46jvh</text:p>
          </table:table-cell>
          <table:table-cell office:value-type="string">
            <text:p>SPARKLING</text:p>
          </table:table-cell>
          <table:table-cell office:value-type="string">
            <text:p>Imperial Brut</text:p>
          </table:table-cell>
          <table:table-cell office:value-type="string">
            <text:p>Gramona</text:p>
          </table:table-cell>
          <table:table-cell office:value-type="float" office:value="38.934338">
            <text:p>38.93433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OSSO</text:p>
          </table:table-cell>
          <table:table-cell office:value-type="string">
            <text:p>Evaluna</text:p>
          </table:table-cell>
          <table:table-cell office:value-type="string">
            <text:p>SANSON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ssr63c21jn7vwgjaw5</text:p>
          </table:table-cell>
          <table:table-cell office:value-type="string">
            <text:p>WHITE</text:p>
          </table:table-cell>
          <table:table-cell office:value-type="string">
            <text:p>Evaluna</text:p>
          </table:table-cell>
          <table:table-cell office:value-type="string">
            <text:p>Sansonina</text:p>
          </table:table-cell>
          <table:table-cell office:value-type="float" office:value="48.1743">
            <text:p>48.17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Venus Brut Grand Cru</text:p>
          </table:table-cell>
          <table:table-cell office:value-type="string">
            <text:p>AGRAP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9000">
            <text:p>3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019n26wtvhza9bemxx</text:p>
          </table:table-cell>
          <table:table-cell office:value-type="string">
            <text:p>SPARKLING</text:p>
          </table:table-cell>
          <table:table-cell office:value-type="string">
            <text:p>Vénus Blanc de Blancs Brut Nature Champagne Grand Cru 'Avize'</text:p>
          </table:table-cell>
          <table:table-cell office:value-type="string">
            <text:p>Agrapart &amp; Fils</text:p>
          </table:table-cell>
          <table:table-cell office:value-type="float" office:value="35.724144">
            <text:p>35.7241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Avizoise Extra Brut Granc Cru</text:p>
          </table:table-cell>
          <table:table-cell office:value-type="string">
            <text:p>AGRAP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0">
            <text:p>2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xjfy1w36vx2rk1e8n3</text:p>
          </table:table-cell>
          <table:table-cell office:value-type="string">
            <text:p>SPARKLING</text:p>
          </table:table-cell>
          <table:table-cell office:value-type="string">
            <text:p>Avizoise Blanc de Blancs Extra Brut Champagne Grand Cru 'Avize'</text:p>
          </table:table-cell>
          <table:table-cell office:value-type="string">
            <text:p>Agrapart &amp; Fils</text:p>
          </table:table-cell>
          <table:table-cell office:value-type="float" office:value="40.219723">
            <text:p>40.2197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Terroirs Extra Brut Grand Cru</text:p>
          </table:table-cell>
          <table:table-cell office:value-type="string">
            <text:p>AGRAP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xcp5vqmkyny41cw9z9</text:p>
          </table:table-cell>
          <table:table-cell office:value-type="string">
            <text:p>SPARKLING</text:p>
          </table:table-cell>
          <table:table-cell office:value-type="string">
            <text:p>Terroirs Blanc de Blancs Extra Brut Champagne Grand Cru 'Avize'</text:p>
          </table:table-cell>
          <table:table-cell office:value-type="string">
            <text:p>Agrapart &amp; Fils</text:p>
          </table:table-cell>
          <table:table-cell office:value-type="float" office:value="36.87995">
            <text:p>36.879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7 Crus Extra Brut</text:p>
          </table:table-cell>
          <table:table-cell office:value-type="string">
            <text:p>AGRAP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90%, Pinot Noir 1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rw52crdjem8kksb2wg</text:p>
          </table:table-cell>
          <table:table-cell office:value-type="string">
            <text:p>SPARKLING</text:p>
          </table:table-cell>
          <table:table-cell office:value-type="string">
            <text:p>7 Crus Extra Brut Champagne Grand Cru 'Avize'</text:p>
          </table:table-cell>
          <table:table-cell office:value-type="string">
            <text:p>Agrapart &amp; Fils</text:p>
          </table:table-cell>
          <table:table-cell office:value-type="float" office:value="38.54058">
            <text:p>38.540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Mineral Extra Brut Blanc de Blancs</text:p>
          </table:table-cell>
          <table:table-cell office:value-type="string">
            <text:p>AGRAP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xex5ag9tcckh1vt9n0</text:p>
          </table:table-cell>
          <table:table-cell office:value-type="string">
            <text:p>SPARKLING</text:p>
          </table:table-cell>
          <table:table-cell office:value-type="string">
            <text:p>Minéral Blanc de Blancs Extra Brut Champagne Grand Cru 'Avize'</text:p>
          </table:table-cell>
          <table:table-cell office:value-type="string">
            <text:p>Agrapart &amp; Fils</text:p>
          </table:table-cell>
          <table:table-cell office:value-type="float" office:value="41.20056">
            <text:p>41.200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Blanc de Noirs Brut</text:p>
          </table:table-cell>
          <table:table-cell office:value-type="string">
            <text:p>BRIGAND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Noir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vkxz3qcqh5mz1dsnww</text:p>
          </table:table-cell>
          <table:table-cell office:value-type="string">
            <text:p>SPARKLING</text:p>
          </table:table-cell>
          <table:table-cell office:value-type="string">
            <text:p>Blanc de Noirs Brut Champagne</text:p>
          </table:table-cell>
          <table:table-cell office:value-type="string">
            <text:p>Pierre Brigandat &amp; Fils</text:p>
          </table:table-cell>
          <table:table-cell office:value-type="float" office:value="32.508038">
            <text:p>32.5080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Brut Premier Cru</text:p>
          </table:table-cell>
          <table:table-cell office:value-type="string">
            <text:p>DE VILMO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50%, Pinot Noir 25%, Pinot Meunier 25%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g54en0yt3163f7ge9m</text:p>
          </table:table-cell>
          <table:table-cell office:value-type="string">
            <text:p>SPARKLING</text:p>
          </table:table-cell>
          <table:table-cell office:value-type="string">
            <text:p>Grand Réserve Brut Champagne Premier Cru</text:p>
          </table:table-cell>
          <table:table-cell office:value-type="string">
            <text:p>De Vilmont</text:p>
          </table:table-cell>
          <table:table-cell office:value-type="float" office:value="39.232925">
            <text:p>39.2329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Blanc de BLancs Prestige Extra Brut</text:p>
          </table:table-cell>
          <table:table-cell office:value-type="string">
            <text:p>DIEBOLT VALL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39a3gfhpfatr5nnzcy</text:p>
          </table:table-cell>
          <table:table-cell office:value-type="string">
            <text:p>SPARKLING</text:p>
          </table:table-cell>
          <table:table-cell office:value-type="string">
            <text:p>Blanc de Blancs Prestige Extra Brut Champagne Grand Cru 'Cramant'</text:p>
          </table:table-cell>
          <table:table-cell office:value-type="string">
            <text:p>Diebolt - Vallois</text:p>
          </table:table-cell>
          <table:table-cell office:value-type="float" office:value="60.160748">
            <text:p>60.1607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Fleur de Passion</text:p>
          </table:table-cell>
          <table:table-cell office:value-type="string">
            <text:p>DIEBOLT VALL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39qgd8m01nh84k8xa0</text:p>
          </table:table-cell>
          <table:table-cell office:value-type="string">
            <text:p>SPARKLING</text:p>
          </table:table-cell>
          <table:table-cell office:value-type="string">
            <text:p>Champagne Grand Cru Fleur de Passion Brut</text:p>
          </table:table-cell>
          <table:table-cell office:value-type="string">
            <text:p>Diebolt - Vallois</text:p>
          </table:table-cell>
          <table:table-cell office:value-type="float" office:value="57.57113">
            <text:p>57.571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ouvé 747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61%, Pinot Meunier 21%, Pinot Noir 18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y989v4emh1ebxk89jb1yfb1</text:p>
          </table:table-cell>
          <table:table-cell office:value-type="string">
            <text:p>SPARKLING</text:p>
          </table:table-cell>
          <table:table-cell office:value-type="string">
            <text:p>Champagne Cuvée N.747 Extra Brut</text:p>
          </table:table-cell>
          <table:table-cell office:value-type="string">
            <text:p>Jacquesson</text:p>
          </table:table-cell>
          <table:table-cell office:value-type="float" office:value="31.614004">
            <text:p>31.6140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ouvé 742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7000">
            <text:p>2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47%, Pinot Noir 33%, Pinot Meunier 2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cteht71xc4drt93kpb</text:p>
          </table:table-cell>
          <table:table-cell office:value-type="string">
            <text:p>SPARKLING</text:p>
          </table:table-cell>
          <table:table-cell office:value-type="string">
            <text:p>Cuvée No 742 Extra Brut Champagne</text:p>
          </table:table-cell>
          <table:table-cell office:value-type="string">
            <text:p>Jacquesson</text:p>
          </table:table-cell>
          <table:table-cell office:value-type="float" office:value="31.668821">
            <text:p>31.66882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Oeil de Perdrix Brut</text:p>
          </table:table-cell>
          <table:table-cell office:value-type="string">
            <text:p>JEAN VESS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Noir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fwrz0dnjvzprywf02m</text:p>
          </table:table-cell>
          <table:table-cell office:value-type="string">
            <text:p>SPARKLING</text:p>
          </table:table-cell>
          <table:table-cell office:value-type="string">
            <text:p>Oeil de Perdrix Tradition Brut Champagne</text:p>
          </table:table-cell>
          <table:table-cell office:value-type="string">
            <text:p>Jean Vesselle</text:p>
          </table:table-cell>
          <table:table-cell office:value-type="float" office:value="48.05111">
            <text:p>48.0511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Premier Cru Brut Heritage</text:p>
          </table:table-cell>
          <table:table-cell office:value-type="string">
            <text:p>LOUIS BROCH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Noir 80%, Chardonnay 15%, Pinot Meunier 5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dtg418bdz4dkfkf9pyj</text:p>
          </table:table-cell>
          <table:table-cell office:value-type="string">
            <text:p>SPARKLING</text:p>
          </table:table-cell>
          <table:table-cell office:value-type="string">
            <text:p>Héritage Brut Champagne</text:p>
          </table:table-cell>
          <table:table-cell office:value-type="string">
            <text:p>Champagne Louis Brochet</text:p>
          </table:table-cell>
          <table:table-cell office:value-type="float" office:value="39.588528">
            <text:p>39.5885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Blan de Blancs</text:p>
          </table:table-cell>
          <table:table-cell office:value-type="string">
            <text:p>MARIE LE BRU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6pmqzc72jz66b9chfd</text:p>
          </table:table-cell>
          <table:table-cell office:value-type="string">
            <text:p>SPARKLING</text:p>
          </table:table-cell>
          <table:table-cell office:value-type="string">
            <text:p>Sélection Blanc de Blancs Brut Champagne Premier Cru</text:p>
          </table:table-cell>
          <table:table-cell office:value-type="string">
            <text:p>Marie le Brun</text:p>
          </table:table-cell>
          <table:table-cell office:value-type="float" office:value="36.806778">
            <text:p>36.8067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Grand Cru</text:p>
          </table:table-cell>
          <table:table-cell office:value-type="string">
            <text:p>MAURICE VESSELL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Noir 80%, Chardonnay 20%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2yppwzt3memb2qhq5ee</text:p>
          </table:table-cell>
          <table:table-cell office:value-type="string">
            <text:p>ROSE_SPARKLING</text:p>
          </table:table-cell>
          <table:table-cell office:value-type="string">
            <text:p>Champagne Grand Cru ''''Bouzy''''</text:p>
          </table:table-cell>
          <table:table-cell office:value-type="string">
            <text:p>Maurice Vesselle</text:p>
          </table:table-cell>
          <table:table-cell office:value-type="float" office:value="45.391228">
            <text:p>45.3912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Extra Brut Mill.</text:p>
          </table:table-cell>
          <table:table-cell office:value-type="string">
            <text:p>MICHEL GON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68c6xxzq0b4h2h0w4c</text:p>
          </table:table-cell>
          <table:table-cell office:value-type="string">
            <text:p>SPARKLING</text:p>
          </table:table-cell>
          <table:table-cell office:value-type="string">
            <text:p>69g Brut Champagne</text:p>
          </table:table-cell>
          <table:table-cell office:value-type="string">
            <text:p>Michel Gonet</text:p>
          </table:table-cell>
          <table:table-cell office:value-type="float" office:value="38.256344">
            <text:p>38.2563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</text:p>
          </table:table-cell>
          <table:table-cell office:value-type="string">
            <text:p>ROBERT AILL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Meunier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ah964x32hxg4pfnpsz</text:p>
          </table:table-cell>
          <table:table-cell office:value-type="string">
            <text:p>WHITE</text:p>
          </table:table-cell>
          <table:table-cell office:value-type="string">
            <text:p>Chassagne Montrachet</text:p>
          </table:table-cell>
          <table:table-cell office:value-type="string">
            <text:p>Lamy-Caillat</text:p>
          </table:table-cell>
          <table:table-cell office:value-type="float" office:value="24.243315">
            <text:p>24.2433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L'Equilibre Grand Cru</text:p>
          </table:table-cell>
          <table:table-cell office:value-type="string">
            <text:p>SADI MA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50%, Pinot Noir 5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g7efyhjg1ksv5v135e</text:p>
          </table:table-cell>
          <table:table-cell office:value-type="string">
            <text:p>SPARKLING</text:p>
          </table:table-cell>
          <table:table-cell office:value-type="string">
            <text:p>L'Équilibre Brut Champagne Premier Cru</text:p>
          </table:table-cell>
          <table:table-cell office:value-type="string">
            <text:p>Sadi Malot</text:p>
          </table:table-cell>
          <table:table-cell office:value-type="float" office:value="55.640335">
            <text:p>55.6403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SEBASTIEN LEFEV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7mj42sj0g3156awq7y7</text:p>
          </table:table-cell>
          <table:table-cell office:value-type="string">
            <text:p>ROSE_SPARKLING</text:p>
          </table:table-cell>
          <table:table-cell office:value-type="string">
            <text:p>Les Dryades Blanc de Blancs Champagne</text:p>
          </table:table-cell>
          <table:table-cell office:value-type="string">
            <text:p>Sébastien Lefevre</text:p>
          </table:table-cell>
          <table:table-cell office:value-type="float" office:value="49.23463">
            <text:p>49.234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Millésime</text:p>
          </table:table-cell>
          <table:table-cell office:value-type="string">
            <text:p>SEBASTIEN LEFEV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50%, Pinot Noir 41%, Pinot Meunier 9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6ckwpecmpq7ppx9m7gk</text:p>
          </table:table-cell>
          <table:table-cell office:value-type="string">
            <text:p>ROSE_SPARKLING</text:p>
          </table:table-cell>
          <table:table-cell office:value-type="string">
            <text:p>Rosé Brut Champagne</text:p>
          </table:table-cell>
          <table:table-cell office:value-type="string">
            <text:p>Sébastien Lefevre</text:p>
          </table:table-cell>
          <table:table-cell office:value-type="float" office:value="40.79413">
            <text:p>40.794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Blanc de Blancs Brut Reserve Grand Cru</text:p>
          </table:table-cell>
          <table:table-cell office:value-type="string">
            <text:p>VAZ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ggtj6jq1tv32jffnkf</text:p>
          </table:table-cell>
          <table:table-cell office:value-type="string">
            <text:p>SPARKLING</text:p>
          </table:table-cell>
          <table:table-cell office:value-type="string">
            <text:p>Blanc de Blancs Réserve Brut Champagne Grand Cru 'Chouilly'</text:p>
          </table:table-cell>
          <table:table-cell office:value-type="string">
            <text:p>Rene Vazart</text:p>
          </table:table-cell>
          <table:table-cell office:value-type="float" office:value="40.082268">
            <text:p>40.0822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Vouvray</text:p>
          </table:table-cell>
          <table:table-cell office:value-type="string">
            <text:p>LA GALINI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tcc46kywy6jec39ty</text:p>
          </table:table-cell>
          <table:table-cell office:value-type="string">
            <text:p>WHITE</text:p>
          </table:table-cell>
          <table:table-cell office:value-type="string">
            <text:p>Vouvray Sec</text:p>
          </table:table-cell>
          <table:table-cell office:value-type="string">
            <text:p>Domaine de la Galinière</text:p>
          </table:table-cell>
          <table:table-cell office:value-type="float" office:value="28.884552">
            <text:p>28.8845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La Cuvee Brut</text:p>
          </table:table-cell>
          <table:table-cell office:value-type="string">
            <text:p>GRAMO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8xav7kc4bmew7qdcn4</text:p>
          </table:table-cell>
          <table:table-cell office:value-type="string">
            <text:p>SPARKLING</text:p>
          </table:table-cell>
          <table:table-cell office:value-type="string">
            <text:p>La Cuvée Reserva Brut</text:p>
          </table:table-cell>
          <table:table-cell office:value-type="string">
            <text:p>Gramona</text:p>
          </table:table-cell>
          <table:table-cell office:value-type="float" office:value="34.78106">
            <text:p>34.781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Airali Pas Dosè</text:p>
          </table:table-cell>
          <table:table-cell office:value-type="string">
            <text:p>ALTA LAN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4yas2n91fcn1kmgw3z</text:p>
          </table:table-cell>
          <table:table-cell office:value-type="string">
            <text:p>ROSE</text:p>
          </table:table-cell>
          <table:table-cell office:value-type="string">
            <text:p>Rosé</text:p>
          </table:table-cell>
          <table:table-cell office:value-type="string">
            <text:p>Alta</text:p>
          </table:table-cell>
          <table:table-cell office:value-type="float" office:value="22.122425">
            <text:p>22.1224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Extra Brut Noir Collection</text:p>
          </table:table-cell>
          <table:table-cell office:value-type="string">
            <text:p>FARFA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s5yws2r73z788t84pz</text:p>
          </table:table-cell>
          <table:table-cell office:value-type="string">
            <text:p>SPARKLING</text:p>
          </table:table-cell>
          <table:table-cell office:value-type="string">
            <text:p>Brut</text:p>
          </table:table-cell>
          <table:table-cell office:value-type="string">
            <text:p>Cala delle Farfalle</text:p>
          </table:table-cell>
          <table:table-cell office:value-type="float" office:value="22.96964">
            <text:p>22.969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Noire Nature</text:p>
          </table:table-cell>
          <table:table-cell office:value-type="string">
            <text:p>CESARINI SFOR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8xtekr0smnfqgdxv1</text:p>
          </table:table-cell>
          <table:table-cell office:value-type="string">
            <text:p>SPARKLING</text:p>
          </table:table-cell>
          <table:table-cell office:value-type="string">
            <text:p>Noir Nature 1673</text:p>
          </table:table-cell>
          <table:table-cell office:value-type="string">
            <text:p>Cesarini Sforza</text:p>
          </table:table-cell>
          <table:table-cell office:value-type="float" office:value="51.724167">
            <text:p>51.7241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Extra Brut</text:p>
          </table:table-cell>
          <table:table-cell office:value-type="string">
            <text:p>CESARINI SFOR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8k2pr6zgrn601tb0b</text:p>
          </table:table-cell>
          <table:table-cell office:value-type="string">
            <text:p>SPARKLING</text:p>
          </table:table-cell>
          <table:table-cell office:value-type="string">
            <text:p>Tridentum Riserva Extra Brut</text:p>
          </table:table-cell>
          <table:table-cell office:value-type="string">
            <text:p>Cesarini Sforza</text:p>
          </table:table-cell>
          <table:table-cell office:value-type="float" office:value="50.76168">
            <text:p>50.761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ouvee '85</text:p>
          </table:table-cell>
          <table:table-cell office:value-type="string">
            <text:p>MONFO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kkwx4wjygq6xfyywq</text:p>
          </table:table-cell>
          <table:table-cell office:value-type="string">
            <text:p>SPARKLING</text:p>
          </table:table-cell>
          <table:table-cell office:value-type="string">
            <text:p>Metodo Classico Cuvée 85 Brut</text:p>
          </table:table-cell>
          <table:table-cell office:value-type="string">
            <text:p>Monfort</text:p>
          </table:table-cell>
          <table:table-cell office:value-type="float" office:value="36.06205">
            <text:p>36.062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Le General Blanc</text:p>
          </table:table-cell>
          <table:table-cell office:value-type="string">
            <text:p>MONFO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hb0ty8g1kgt8ag1t1j</text:p>
          </table:table-cell>
          <table:table-cell office:value-type="string">
            <text:p>SPARKLING</text:p>
          </table:table-cell>
          <table:table-cell office:value-type="string">
            <text:p>Le Général Dosaggio Zero Riserva Blanc</text:p>
          </table:table-cell>
          <table:table-cell office:value-type="string">
            <text:p>Monfort</text:p>
          </table:table-cell>
          <table:table-cell office:value-type="float" office:value="38.10688">
            <text:p>38.106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Le General Dallemagne</text:p>
          </table:table-cell>
          <table:table-cell office:value-type="string">
            <text:p>MONFO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h747d83hym4gmp6tw1</text:p>
          </table:table-cell>
          <table:table-cell office:value-type="string">
            <text:p>SPARKLING</text:p>
          </table:table-cell>
          <table:table-cell office:value-type="string">
            <text:p>Le General Dallemagne Extra Brut</text:p>
          </table:table-cell>
          <table:table-cell office:value-type="string">
            <text:p>Monfort</text:p>
          </table:table-cell>
          <table:table-cell office:value-type="float" office:value="47.305695">
            <text:p>47.3056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Rosé</text:p>
          </table:table-cell>
          <table:table-cell office:value-type="string">
            <text:p>MONFO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mpdpd90acjxfm0qa3a</text:p>
          </table:table-cell>
          <table:table-cell office:value-type="string">
            <text:p>SPARKLING</text:p>
          </table:table-cell>
          <table:table-cell office:value-type="string">
            <text:p>Brut Rosé</text:p>
          </table:table-cell>
          <table:table-cell office:value-type="string">
            <text:p>Monfort</text:p>
          </table:table-cell>
          <table:table-cell office:value-type="float" office:value="29.506342">
            <text:p>29.5063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ouvee '28</text:p>
          </table:table-cell>
          <table:table-cell office:value-type="string">
            <text:p>ROT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2q9jcg54j85q3abfb</text:p>
          </table:table-cell>
          <table:table-cell office:value-type="string">
            <text:p>SPARKLING</text:p>
          </table:table-cell>
          <table:table-cell office:value-type="string">
            <text:p>Cuvee 28 Talento</text:p>
          </table:table-cell>
          <table:table-cell office:value-type="string">
            <text:p>Rotari</text:p>
          </table:table-cell>
          <table:table-cell office:value-type="float" office:value="39.55542">
            <text:p>39.555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Brut Nature</text:p>
          </table:table-cell>
          <table:table-cell office:value-type="string">
            <text:p>VEV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avxa9xda0g6v250kcb</text:p>
          </table:table-cell>
          <table:table-cell office:value-type="string">
            <text:p>SPARKLING</text:p>
          </table:table-cell>
          <table:table-cell office:value-type="string">
            <text:p>Folies Veveysannes Brut</text:p>
          </table:table-cell>
          <table:table-cell office:value-type="string">
            <text:p>Les Vignes de Vevey</text:p>
          </table:table-cell>
          <table:table-cell office:value-type="float" office:value="17.751373">
            <text:p>17.7513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Franciacorta Granc Cuvée Brut 0,375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grwj524gw72rtsrg7hzx699</text:p>
          </table:table-cell>
          <table:table-cell office:value-type="string">
            <text:p>SPARKLING</text:p>
          </table:table-cell>
          <table:table-cell office:value-type="string">
            <text:p>Franciacorta Gran Cuvée Brut</text:p>
          </table:table-cell>
          <table:table-cell office:value-type="string">
            <text:p>Bellavista</text:p>
          </table:table-cell>
          <table:table-cell office:value-type="float" office:value="39.67127">
            <text:p>39.671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Brut Nitens</text:p>
          </table:table-cell>
          <table:table-cell office:value-type="string">
            <text:p>MARCHES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6n0rtt69ce2avavy47</text:p>
          </table:table-cell>
          <table:table-cell office:value-type="string">
            <text:p>SPARKLING</text:p>
          </table:table-cell>
          <table:table-cell office:value-type="string">
            <text:p>Nitens Franciacorta Brut</text:p>
          </table:table-cell>
          <table:table-cell office:value-type="string">
            <text:p>Le Marchesine</text:p>
          </table:table-cell>
          <table:table-cell office:value-type="float" office:value="30.499437">
            <text:p>30.4994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Dos. Zero Audiens</text:p>
          </table:table-cell>
          <table:table-cell office:value-type="string">
            <text:p>MARCHES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6n0t06wpz121x5qmke</text:p>
          </table:table-cell>
          <table:table-cell office:value-type="string">
            <text:p>SPARKLING</text:p>
          </table:table-cell>
          <table:table-cell office:value-type="string">
            <text:p>Audens Franciacorta Dosage Zèro</text:p>
          </table:table-cell>
          <table:table-cell office:value-type="string">
            <text:p>Le Marchesine</text:p>
          </table:table-cell>
          <table:table-cell office:value-type="float" office:value="31.579748">
            <text:p>31.5797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Saten</text:p>
          </table:table-cell>
          <table:table-cell office:value-type="string">
            <text:p>MARCHES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6n0hptj92jhe8b5g24</text:p>
          </table:table-cell>
          <table:table-cell office:value-type="string">
            <text:p>SPARKLING</text:p>
          </table:table-cell>
          <table:table-cell office:value-type="string">
            <text:p>Franciacorta Satèn Millesimato</text:p>
          </table:table-cell>
          <table:table-cell office:value-type="string">
            <text:p>Le Marchesine</text:p>
          </table:table-cell>
          <table:table-cell office:value-type="float" office:value="28.724758">
            <text:p>28.7247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Brut Prosecco</text:p>
          </table:table-cell>
          <table:table-cell office:value-type="string">
            <text:p>BE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kfe5ck0w8wqcsezzg5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Benotto Luigino</text:p>
          </table:table-cell>
          <table:table-cell office:value-type="float" office:value="26.27796">
            <text:p>26.277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Extra Dry</text:p>
          </table:table-cell>
          <table:table-cell office:value-type="string">
            <text:p>BE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kfe5ck0w8wqcsezzg5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Benotto Luigino</text:p>
          </table:table-cell>
          <table:table-cell office:value-type="float" office:value="30.535975">
            <text:p>30.5359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uscadet Tete de Linotte</text:p>
          </table:table-cell>
          <table:table-cell office:value-type="string">
            <text:p>ALBERT BESOM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zh0616fe67nf82tf6</text:p>
          </table:table-cell>
          <table:table-cell office:value-type="string">
            <text:p>WHITE</text:p>
          </table:table-cell>
          <table:table-cell office:value-type="string">
            <text:p>Tête de Linotte Touraine</text:p>
          </table:table-cell>
          <table:table-cell office:value-type="string">
            <text:p>Albert Besombes</text:p>
          </table:table-cell>
          <table:table-cell office:value-type="float" office:value="50.487785">
            <text:p>50.4877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Couvee des Conti Bergerac</text:p>
          </table:table-cell>
          <table:table-cell office:value-type="string">
            <text:p>ALBERT DE CO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5x2m1f94cta88mjrq</text:p>
          </table:table-cell>
          <table:table-cell office:value-type="string">
            <text:p>WHITE</text:p>
          </table:table-cell>
          <table:table-cell office:value-type="string">
            <text:p>Cuvée des Conti</text:p>
          </table:table-cell>
          <table:table-cell office:value-type="string">
            <text:p>Domaine Albert de Conti</text:p>
          </table:table-cell>
          <table:table-cell office:value-type="float" office:value="40.049187">
            <text:p>40.0491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ouilly Fume La Charmette</text:p>
          </table:table-cell>
          <table:table-cell office:value-type="string">
            <text:p>CHEVAU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6a0x220vsq8tfzfac</text:p>
          </table:table-cell>
          <table:table-cell office:value-type="string">
            <text:p>WHITE</text:p>
          </table:table-cell>
          <table:table-cell office:value-type="string">
            <text:p>Pouilly-Fuissé Vers La Croix</text:p>
          </table:table-cell>
          <table:table-cell office:value-type="string">
            <text:p>Domaine Cheveau</text:p>
          </table:table-cell>
          <table:table-cell office:value-type="float" office:value="22.628544">
            <text:p>22.6285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alcaire 22</text:p>
          </table:table-cell>
          <table:table-cell office:value-type="string">
            <text:p>COTEAUX DU GIENN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xs5x22mej2dh9dxhsv</text:p>
          </table:table-cell>
          <table:table-cell office:value-type="string">
            <text:p>WHITE</text:p>
          </table:table-cell>
          <table:table-cell office:value-type="string">
            <text:p>Calcaire Touraine</text:p>
          </table:table-cell>
          <table:table-cell office:value-type="string">
            <text:p>Château du Touginas</text:p>
          </table:table-cell>
          <table:table-cell office:value-type="float" office:value="15.657497">
            <text:p>15.6574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mp Gibault</text:p>
          </table:table-cell>
          <table:table-cell office:value-type="string">
            <text:p>COTEAUX DU GIENN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bzn150h8t2hhayv01w</text:p>
          </table:table-cell>
          <table:table-cell office:value-type="string">
            <text:p>WHITE</text:p>
          </table:table-cell>
          <table:table-cell office:value-type="string">
            <text:p>Puligny-Montrachet 1er Cru 'Les Champs Gains'</text:p>
          </table:table-cell>
          <table:table-cell office:value-type="string">
            <text:p>Philippe Bouzereau - Chateau de Citeaux</text:p>
          </table:table-cell>
          <table:table-cell office:value-type="float" office:value="13.625022">
            <text:p>13.6250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blis 22</text:p>
          </table:table-cell>
          <table:table-cell office:value-type="string">
            <text:p>DOMAINE D'ELI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nstc0a707xtbbykkw</text:p>
          </table:table-cell>
          <table:table-cell office:value-type="string">
            <text:p>WHITE</text:p>
          </table:table-cell>
          <table:table-cell office:value-type="string">
            <text:p>Chablis</text:p>
          </table:table-cell>
          <table:table-cell office:value-type="string">
            <text:p>Domaine d'Elise</text:p>
          </table:table-cell>
          <table:table-cell office:value-type="float" office:value="34.50416">
            <text:p>34.504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lange Ciste Lauger 21</text:p>
          </table:table-cell>
          <table:table-cell office:value-type="string">
            <text:p>DOMAINE LAGU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otes de Roussillo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5v0dccbk3z58mdbfhs</text:p>
          </table:table-cell>
          <table:table-cell office:value-type="string">
            <text:p>WHITE</text:p>
          </table:table-cell>
          <table:table-cell office:value-type="string">
            <text:p>Le Ciste Blanc</text:p>
          </table:table-cell>
          <table:table-cell office:value-type="string">
            <text:p>Domaine Laguerre</text:p>
          </table:table-cell>
          <table:table-cell office:value-type="float" office:value="38.443356">
            <text:p>38.4433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ètale de Rose</text:p>
          </table:table-cell>
          <table:table-cell office:value-type="string">
            <text:p>LA TOUR DE L'EVEQU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abyttyf5gye66mcrt</text:p>
          </table:table-cell>
          <table:table-cell office:value-type="string">
            <text:p>ROSE</text:p>
          </table:table-cell>
          <table:table-cell office:value-type="string">
            <text:p>Pétale de Rosé</text:p>
          </table:table-cell>
          <table:table-cell office:value-type="string">
            <text:p>Château La Tour de l'Évêque</text:p>
          </table:table-cell>
          <table:table-cell office:value-type="float" office:value="45.02125">
            <text:p>45.021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GRADIS'CIU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c5py0sebrgsjwmnyvh</text:p>
          </table:table-cell>
          <table:table-cell office:value-type="string">
            <text:p>WHITE</text:p>
          </table:table-cell>
          <table:table-cell office:value-type="string">
            <text:p>Friulano Collio</text:p>
          </table:table-cell>
          <table:table-cell office:value-type="string">
            <text:p>Gradis'Ciutta</text:p>
          </table:table-cell>
          <table:table-cell office:value-type="float" office:value="52.206596">
            <text:p>52.2065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GRADIS'CIU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c5141vkrxnb383gt0s</text:p>
          </table:table-cell>
          <table:table-cell office:value-type="string">
            <text:p>WHITE</text:p>
          </table:table-cell>
          <table:table-cell office:value-type="string">
            <text:p>Malvasia Collio</text:p>
          </table:table-cell>
          <table:table-cell office:value-type="string">
            <text:p>Gradis'Ciutta</text:p>
          </table:table-cell>
          <table:table-cell office:value-type="float" office:value="51.123238">
            <text:p>51.1232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DIS'CIU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c5n9y96d463shfffmv</text:p>
          </table:table-cell>
          <table:table-cell office:value-type="string">
            <text:p>WHITE</text:p>
          </table:table-cell>
          <table:table-cell office:value-type="string">
            <text:p>Ribolla Gialla Collio</text:p>
          </table:table-cell>
          <table:table-cell office:value-type="string">
            <text:p>Gradis'Ciutta</text:p>
          </table:table-cell>
          <table:table-cell office:value-type="float" office:value="58.354855">
            <text:p>58.3548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GRADIS'CIU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c5pjkebstepjj73mfd</text:p>
          </table:table-cell>
          <table:table-cell office:value-type="string">
            <text:p>WHITE</text:p>
          </table:table-cell>
          <table:table-cell office:value-type="string">
            <text:p>Sauvignon Collio</text:p>
          </table:table-cell>
          <table:table-cell office:value-type="string">
            <text:p>Gradis'Ciutta</text:p>
          </table:table-cell>
          <table:table-cell office:value-type="float" office:value="46.98056">
            <text:p>46.980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Collio</text:p>
          </table:table-cell>
          <table:table-cell office:value-type="string">
            <text:p>MUZ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bgrmns6exz24s16wtb</text:p>
          </table:table-cell>
          <table:table-cell office:value-type="string">
            <text:p>WHITE</text:p>
          </table:table-cell>
          <table:table-cell office:value-type="string">
            <text:p>Collio Bianco</text:p>
          </table:table-cell>
          <table:table-cell office:value-type="string">
            <text:p>Muzic</text:p>
          </table:table-cell>
          <table:table-cell office:value-type="float" office:value="35.073013">
            <text:p>35.0730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POLE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s25xqtsk4ww3cm0z8n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Isidoro Polencic</text:p>
          </table:table-cell>
          <table:table-cell office:value-type="float" office:value="38.64324">
            <text:p>38.643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POLE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qcgfqkcqfdpvfh70f3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Isidoro Polencic</text:p>
          </table:table-cell>
          <table:table-cell office:value-type="float" office:value="31.783363">
            <text:p>31.7833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ROMEO RO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awsa0dbzs378wtjny9</text:p>
          </table:table-cell>
          <table:table-cell office:value-type="string">
            <text:p>FORTIFIED</text:p>
          </table:table-cell>
          <table:table-cell office:value-type="string">
            <text:p>Malvasia</text:p>
          </table:table-cell>
          <table:table-cell office:value-type="string">
            <text:p>Romeo</text:p>
          </table:table-cell>
          <table:table-cell office:value-type="float" office:value="29.255198">
            <text:p>29.2551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ROMEO RO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btmcdhf39t46nt6v7r</text:p>
          </table:table-cell>
          <table:table-cell office:value-type="string">
            <text:p>WHITE</text:p>
          </table:table-cell>
          <table:table-cell office:value-type="string">
            <text:p>Cabernet Sauvignon</text:p>
          </table:table-cell>
          <table:table-cell office:value-type="string">
            <text:p>Romio</text:p>
          </table:table-cell>
          <table:table-cell office:value-type="float" office:value="19.657246">
            <text:p>19.6572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SCHIOP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qcb5pvevmfry1h2yq3</text:p>
          </table:table-cell>
          <table:table-cell office:value-type="string">
            <text:p>WHITE</text:p>
          </table:table-cell>
          <table:table-cell office:value-type="string">
            <text:p>Friulano Collio</text:p>
          </table:table-cell>
          <table:table-cell office:value-type="string">
            <text:p>Schiopetto</text:p>
          </table:table-cell>
          <table:table-cell office:value-type="float" office:value="33.672523">
            <text:p>33.6725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SCHIOP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q03dmx87x33nbj6js8</text:p>
          </table:table-cell>
          <table:table-cell office:value-type="string">
            <text:p>WHITE</text:p>
          </table:table-cell>
          <table:table-cell office:value-type="string">
            <text:p>Pinot Bianco Collio</text:p>
          </table:table-cell>
          <table:table-cell office:value-type="string">
            <text:p>Schiopetto</text:p>
          </table:table-cell>
          <table:table-cell office:value-type="float" office:value="32.82338">
            <text:p>32.823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CHIOP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49j9x239se3my93j9f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chiopetto</text:p>
          </table:table-cell>
          <table:table-cell office:value-type="float" office:value="34.505615">
            <text:p>34.5056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SCHIOP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8npbsdnr96ax62jmbm</text:p>
          </table:table-cell>
          <table:table-cell office:value-type="string">
            <text:p>WHITE</text:p>
          </table:table-cell>
          <table:table-cell office:value-type="string">
            <text:p>Sauvignon Collio</text:p>
          </table:table-cell>
          <table:table-cell office:value-type="string">
            <text:p>Schiopetto</text:p>
          </table:table-cell>
          <table:table-cell office:value-type="float" office:value="28.446486">
            <text:p>28.4464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 Collio</text:p>
          </table:table-cell>
          <table:table-cell office:value-type="string">
            <text:p>TOR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xavjqz1pcs036nkke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Toros Franco</text:p>
          </table:table-cell>
          <table:table-cell office:value-type="float" office:value="32.660244">
            <text:p>32.6602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Collio</text:p>
          </table:table-cell>
          <table:table-cell office:value-type="string">
            <text:p>TOR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xx0a9x627092szkqh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Toros Franco</text:p>
          </table:table-cell>
          <table:table-cell office:value-type="float" office:value="19.03066">
            <text:p>19.030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TOR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xky14jtvvk8tnfwvh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Toros Franco</text:p>
          </table:table-cell>
          <table:table-cell office:value-type="float" office:value="20.194756">
            <text:p>20.1947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OR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x095ns4s3qs8j5kpb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oros Franco</text:p>
          </table:table-cell>
          <table:table-cell office:value-type="float" office:value="25.800362">
            <text:p>25.8003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almasia Malvasia</text:p>
          </table:table-cell>
          <table:table-cell office:value-type="string">
            <text:p>TUNE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sr7k7ph1p79d7dfka</text:p>
          </table:table-cell>
          <table:table-cell office:value-type="string">
            <text:p>WHITE</text:p>
          </table:table-cell>
          <table:table-cell office:value-type="string">
            <text:p>Valmasìa</text:p>
          </table:table-cell>
          <table:table-cell office:value-type="string">
            <text:p>La Tunella</text:p>
          </table:table-cell>
          <table:table-cell office:value-type="float" office:value="37.16633">
            <text:p>37.166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TUNE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kpb069j0g0pwma2pp5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La Tunella</text:p>
          </table:table-cell>
          <table:table-cell office:value-type="float" office:value="25.736158">
            <text:p>25.7361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TUNE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dar9azc1yyv30qpdmk</text:p>
          </table:table-cell>
          <table:table-cell office:value-type="string">
            <text:p>WHITE</text:p>
          </table:table-cell>
          <table:table-cell office:value-type="string">
            <text:p>Col de Bliss Ribolla Gialla</text:p>
          </table:table-cell>
          <table:table-cell office:value-type="string">
            <text:p>La Tunella</text:p>
          </table:table-cell>
          <table:table-cell office:value-type="float" office:value="33.44034">
            <text:p>33.440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UNE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q1d4ny3vdp3c0fj8y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a Tunella</text:p>
          </table:table-cell>
          <table:table-cell office:value-type="float" office:value="31.9175">
            <text:p>31.91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lvasia Somnija</text:p>
          </table:table-cell>
          <table:table-cell office:value-type="string">
            <text:p>VILLA V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hrs461mv66r2sc6az3</text:p>
          </table:table-cell>
          <table:table-cell office:value-type="string">
            <text:p>SPARKLING</text:p>
          </table:table-cell>
          <table:table-cell office:value-type="string">
            <text:p>Somnija</text:p>
          </table:table-cell>
          <table:table-cell office:value-type="string">
            <text:p>Azienda Agricola Villa Vasi</text:p>
          </table:table-cell>
          <table:table-cell office:value-type="float" office:value="36.299362">
            <text:p>36.2993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ABBAZZIA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jpgn2ad4n76skame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Abbazia di Novacella (Stiftskellerei Neustift)</text:p>
          </table:table-cell>
          <table:table-cell office:value-type="float" office:value="30.942999">
            <text:p>30.94299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ABBAZZIA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jahehkbytmbt92af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Abbazia di Novacella (Stiftskellerei Neustift)</text:p>
          </table:table-cell>
          <table:table-cell office:value-type="float" office:value="30.333336">
            <text:p>30.3333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olaris Sisypho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jv43zwv6d4375aej7b7c7</text:p>
          </table:table-cell>
          <table:table-cell office:value-type="string">
            <text:p>WHITE</text:p>
          </table:table-cell>
          <table:table-cell office:value-type="string">
            <text:p>Solaris Sysiphos</text:p>
          </table:table-cell>
          <table:table-cell office:value-type="string">
            <text:p>Kollerhof</text:p>
          </table:table-cell>
          <table:table-cell office:value-type="float" office:value="45.375404">
            <text:p>45.3754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wzhwz90xghdbp9qp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Cantina Kurtatsch</text:p>
          </table:table-cell>
          <table:table-cell office:value-type="float" office:value="23.92584">
            <text:p>23.925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urztraminer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v2x83a83yj2ky7dr</text:p>
          </table:table-cell>
          <table:table-cell office:value-type="string">
            <text:p>WHITE</text:p>
          </table:table-cell>
          <table:table-cell office:value-type="string">
            <text:p>Gewürztraminer Arenis</text:p>
          </table:table-cell>
          <table:table-cell office:value-type="string">
            <text:p>Cantina Kurtatsch</text:p>
          </table:table-cell>
          <table:table-cell office:value-type="float" office:value="25.75994">
            <text:p>25.759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kp8btt3nfrkhn1nk</text:p>
          </table:table-cell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Cantina Kurtatsch</text:p>
          </table:table-cell>
          <table:table-cell office:value-type="float" office:value="28.88824">
            <text:p>28.888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LEY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hkhpdjzz3s665e37hq</text:p>
          </table:table-cell>
          <table:table-cell office:value-type="string">
            <text:p>WHITE</text:p>
          </table:table-cell>
          <table:table-cell office:value-type="string">
            <text:p>Pinot Bianco Classico</text:p>
          </table:table-cell>
          <table:table-cell office:value-type="string">
            <text:p>Weingut Leya</text:p>
          </table:table-cell>
          <table:table-cell office:value-type="float" office:value="27.348717">
            <text:p>27.3487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erlaner</text:p>
          </table:table-cell>
          <table:table-cell office:value-type="string">
            <text:p>LEY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73k258h1s6n349pn</text:p>
          </table:table-cell>
          <table:table-cell office:value-type="string">
            <text:p>WHITE</text:p>
          </table:table-cell>
          <table:table-cell office:value-type="string">
            <text:p>Terlaner Classico</text:p>
          </table:table-cell>
          <table:table-cell office:value-type="string">
            <text:p>Weingut Leya</text:p>
          </table:table-cell>
          <table:table-cell office:value-type="float" office:value="32.143387">
            <text:p>32.1433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urztraminer</text:p>
          </table:table-cell>
          <table:table-cell office:value-type="string">
            <text:p>LEY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zft9qbpwb9evf1w2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Weingut Leya</text:p>
          </table:table-cell>
          <table:table-cell office:value-type="float" office:value="26.42546">
            <text:p>26.425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lla Margon</text:p>
          </table:table-cell>
          <table:table-cell office:value-type="string">
            <text:p>LU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hsxf8v3pd9ch0v8kh9</text:p>
          </table:table-cell>
          <table:table-cell office:value-type="string">
            <text:p>WHITE</text:p>
          </table:table-cell>
          <table:table-cell office:value-type="string">
            <text:p>Villa Gentilotti</text:p>
          </table:table-cell>
          <table:table-cell office:value-type="string">
            <text:p>Azienda Agricola Lunelli</text:p>
          </table:table-cell>
          <table:table-cell office:value-type="float" office:value="28.750097">
            <text:p>28.7500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MASO CANTANGH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1ys5121k0jtn6m58r</text:p>
          </table:table-cell>
          <table:table-cell office:value-type="string">
            <text:p>WHITE</text:p>
          </table:table-cell>
          <table:table-cell office:value-type="string">
            <text:p>Vigna Cantanghel Sauvignon</text:p>
          </table:table-cell>
          <table:table-cell office:value-type="string">
            <text:p>Maso Cantanghel</text:p>
          </table:table-cell>
          <table:table-cell office:value-type="float" office:value="38.22999">
            <text:p>38.2299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Tschaupp</text:p>
          </table:table-cell>
          <table:table-cell office:value-type="string">
            <text:p>SCHWEITZ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j8yp9tn73ame6mrvh</text:p>
          </table:table-cell>
          <table:table-cell office:value-type="string">
            <text:p>WHITE</text:p>
          </table:table-cell>
          <table:table-cell office:value-type="string">
            <text:p>Chardonnay Tschaupp</text:p>
          </table:table-cell>
          <table:table-cell office:value-type="string">
            <text:p>Weingut Tenuta Schweitzer</text:p>
          </table:table-cell>
          <table:table-cell office:value-type="float" office:value="37.816315">
            <text:p>37.8163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nct Valentin Sauvignon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49.21698">
            <text:p>49.216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qhvbre4ann8ryaw6c</text:p>
          </table:table-cell>
          <table:table-cell office:value-type="string">
            <text:p>WHITE</text:p>
          </table:table-cell>
          <table:table-cell office:value-type="string">
            <text:p>Pinot Bianco Schulthauser</text:p>
          </table:table-cell>
          <table:table-cell office:value-type="string">
            <text:p>St. Michael-Eppan</text:p>
          </table:table-cell>
          <table:table-cell office:value-type="float" office:value="37.68599">
            <text:p>37.6859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urztraminer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b9pzrhqqm7vzegcg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St. Michael-Eppan</text:p>
          </table:table-cell>
          <table:table-cell office:value-type="float" office:value="36.762733">
            <text:p>36.7627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urztraminer</text:p>
          </table:table-cell>
          <table:table-cell office:value-type="string">
            <text:p>VALLE IS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xmm7gk8919m6tx53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Kellerei Eisacktal - Cantina Valle Isarco</text:p>
          </table:table-cell>
          <table:table-cell office:value-type="float" office:value="27.565037">
            <text:p>27.5650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VALLE IS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qvnprzs2jrtk74kc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ellerei Eisacktal - Cantina Valle Isarco</text:p>
          </table:table-cell>
          <table:table-cell office:value-type="float" office:value="29.51664">
            <text:p>29.516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Dulcmara</text:p>
          </table:table-cell>
          <table:table-cell office:value-type="string">
            <text:p>SAN NAZAR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e0jvcp2hv5cwnf93rx</text:p>
          </table:table-cell>
          <table:table-cell office:value-type="string">
            <text:p>WHITE</text:p>
          </table:table-cell>
          <table:table-cell office:value-type="string">
            <text:p>Dulcamara Bianco</text:p>
          </table:table-cell>
          <table:table-cell office:value-type="string">
            <text:p>San Nazario</text:p>
          </table:table-cell>
          <table:table-cell office:value-type="float" office:value="46.61907">
            <text:p>46.619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lanch de Morgex et  de la Salle</text:p>
          </table:table-cell>
          <table:table-cell office:value-type="string">
            <text:p>VEV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0wz3zyc8nsps9qz21</text:p>
          </table:table-cell>
          <table:table-cell office:value-type="string">
            <text:p>WHITE</text:p>
          </table:table-cell>
          <table:table-cell office:value-type="string">
            <text:p>Blanc de Morgex et de La Salle</text:p>
          </table:table-cell>
          <table:table-cell office:value-type="string">
            <text:p>Maison Vevey Albert</text:p>
          </table:table-cell>
          <table:table-cell office:value-type="float" office:value="40.68746">
            <text:p>40.687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mentino</text:p>
          </table:table-cell>
          <table:table-cell office:value-type="string">
            <text:p>LUNA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ea5hdhr1mx5tvymhha</text:p>
          </table:table-cell>
          <table:table-cell office:value-type="string">
            <text:p>WHITE</text:p>
          </table:table-cell>
          <table:table-cell office:value-type="string">
            <text:p>Numero Chiuso Vermentino</text:p>
          </table:table-cell>
          <table:table-cell office:value-type="string">
            <text:p>Lunae</text:p>
          </table:table-cell>
          <table:table-cell office:value-type="float" office:value="25.102661">
            <text:p>25.10266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La Fuga Contessa Entellina (Chardonnay)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cerr6vwhj5w86s4x9e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Donna Verano</text:p>
          </table:table-cell>
          <table:table-cell office:value-type="float" office:value="20.03416">
            <text:p>20.034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iarandà Contessa Entellina (Chardonnay)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cerr6vwhj5w86s4x9e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Donna Verano</text:p>
          </table:table-cell>
          <table:table-cell office:value-type="float" office:value="20.03416">
            <text:p>20.034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gna di Gabri DOC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r9dkp7x1xbtp5557n</text:p>
          </table:table-cell>
          <table:table-cell office:value-type="string">
            <text:p>WHITE</text:p>
          </table:table-cell>
          <table:table-cell office:value-type="string">
            <text:p>Tenuta Don Ferdinando Fiano di Avellino</text:p>
          </table:table-cell>
          <table:table-cell office:value-type="string">
            <text:p>Donna Grazia</text:p>
          </table:table-cell>
          <table:table-cell office:value-type="float" office:value="21.74257">
            <text:p>21.742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en Ryè Passito di Pantelleria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0c9h7hjs4tx9h1jfzs</text:p>
          </table:table-cell>
          <table:table-cell office:value-type="string">
            <text:p>WHITE</text:p>
          </table:table-cell>
          <table:table-cell office:value-type="string">
            <text:p>Fiano di Avellino</text:p>
          </table:table-cell>
          <table:table-cell office:value-type="string">
            <text:p>Donna Paolina</text:p>
          </table:table-cell>
          <table:table-cell office:value-type="float" office:value="19.67355">
            <text:p>19.673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bernet Sauvignon What The Phoque</text:p>
          </table:table-cell>
          <table:table-cell office:value-type="string">
            <text:p>ALBERT BESOM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041g0r9h1b2a66wrz</text:p>
          </table:table-cell>
          <table:table-cell office:value-type="string">
            <text:p>ROSE</text:p>
          </table:table-cell>
          <table:table-cell office:value-type="string">
            <text:p>Cabernet d'Anjou</text:p>
          </table:table-cell>
          <table:table-cell office:value-type="string">
            <text:p>Albert Besombes</text:p>
          </table:table-cell>
          <table:table-cell office:value-type="float" office:value="33.794018">
            <text:p>33.7940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Haut-Medoc Marguerite</text:p>
          </table:table-cell>
          <table:table-cell office:value-type="string">
            <text:p>CHATEAU MOUTTE BLAN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aqwzvf8c6y8sm09qnm</text:p>
          </table:table-cell>
          <table:table-cell office:value-type="string">
            <text:p>SPARKLING</text:p>
          </table:table-cell>
          <table:table-cell office:value-type="string">
            <text:p>Les Hauts d''''Azenay</text:p>
          </table:table-cell>
          <table:table-cell office:value-type="string">
            <text:p>Georges Blanc</text:p>
          </table:table-cell>
          <table:table-cell office:value-type="float" office:value="19.972439">
            <text:p>19.97243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aint Maurice Rouge</text:p>
          </table:table-cell>
          <table:table-cell office:value-type="string">
            <text:p>CHAUME-ARN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otes du Rhon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b4rjfv2ea6jf9k64j0y73r</text:p>
          </table:table-cell>
          <table:table-cell office:value-type="string">
            <text:p>WHITE</text:p>
          </table:table-cell>
          <table:table-cell office:value-type="string">
            <text:p>Saint Romain</text:p>
          </table:table-cell>
          <table:table-cell office:value-type="string">
            <text:p>Arnaud Pelletier</text:p>
          </table:table-cell>
          <table:table-cell office:value-type="float" office:value="20.72233">
            <text:p>20.722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uge Eos Lauger 21</text:p>
          </table:table-cell>
          <table:table-cell office:value-type="string">
            <text:p>DOMAINE LAGU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rmsrjfd6gr23xcjyjr</text:p>
          </table:table-cell>
          <table:table-cell office:value-type="string">
            <text:p>WHITE</text:p>
          </table:table-cell>
          <table:table-cell office:value-type="string">
            <text:p>Eos Blanc</text:p>
          </table:table-cell>
          <table:table-cell office:value-type="string">
            <text:p>Domaine Laguerre</text:p>
          </table:table-cell>
          <table:table-cell office:value-type="float" office:value="37.777477">
            <text:p>37.7774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uge Le Ciste Lauger 22</text:p>
          </table:table-cell>
          <table:table-cell office:value-type="string">
            <text:p>DOMAINE LAGU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5v0dccbk3z58mdbfhs</text:p>
          </table:table-cell>
          <table:table-cell office:value-type="string">
            <text:p>WHITE</text:p>
          </table:table-cell>
          <table:table-cell office:value-type="string">
            <text:p>Le Ciste Blanc</text:p>
          </table:table-cell>
          <table:table-cell office:value-type="string">
            <text:p>Domaine Laguerre</text:p>
          </table:table-cell>
          <table:table-cell office:value-type="float" office:value="42.81328">
            <text:p>42.813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Goisot 22</text:p>
          </table:table-cell>
          <table:table-cell office:value-type="string">
            <text:p>GUILHELM ET JEAN-HUGU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8vdt4wmsk05dcrhaaq</text:p>
          </table:table-cell>
          <table:table-cell office:value-type="string">
            <text:p>WHITE</text:p>
          </table:table-cell>
          <table:table-cell office:value-type="string">
            <text:p>Lot 22 Chardonnay</text:p>
          </table:table-cell>
          <table:table-cell office:value-type="string">
            <text:p>Cameron Hughes</text:p>
          </table:table-cell>
          <table:table-cell office:value-type="float" office:value="21.576788">
            <text:p>21.5767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Bordeaux Rouge 19</text:p>
          </table:table-cell>
          <table:table-cell office:value-type="string">
            <text:p>TIRE 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p5npakw2brwkde3vxj</text:p>
          </table:table-cell>
          <table:table-cell office:value-type="string">
            <text:p>ROSE</text:p>
          </table:table-cell>
          <table:table-cell office:value-type="string">
            <text:p>Bordeaux Rosé</text:p>
          </table:table-cell>
          <table:table-cell office:value-type="string">
            <text:p>Château le Grand Trie</text:p>
          </table:table-cell>
          <table:table-cell office:value-type="float" office:value="15.366689">
            <text:p>15.3666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Jerez de la Frontera 0.375</text:p>
          </table:table-cell>
          <table:table-cell office:value-type="string">
            <text:p>PEDRO XIMENE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qxx6xebzjfy14w6cap</text:p>
          </table:table-cell>
          <table:table-cell office:value-type="string">
            <text:p>FORTIFIED</text:p>
          </table:table-cell>
          <table:table-cell office:value-type="string">
            <text:p>Vinagre de Jerez</text:p>
          </table:table-cell>
          <table:table-cell office:value-type="string">
            <text:p>Bodegas Ximénez-Spínola</text:p>
          </table:table-cell>
          <table:table-cell office:value-type="float" office:value="27.191761">
            <text:p>27.19176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Pinot Nero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egmbjd2ke1qwrrf06</text:p>
          </table:table-cell>
          <table:table-cell office:value-type="string">
            <text:p>WHITE</text:p>
          </table:table-cell>
          <table:table-cell office:value-type="string">
            <text:p>Pinot Gris</text:p>
          </table:table-cell>
          <table:table-cell office:value-type="string">
            <text:p>Cloudy Bay</text:p>
          </table:table-cell>
          <table:table-cell office:value-type="float" office:value="37.695145">
            <text:p>37.6951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bernet Sauvignon</text:p>
          </table:table-cell>
          <table:table-cell office:value-type="string">
            <text:p>CASTELVECCH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yhyzhzd64rfdrq32jd</text:p>
          </table:table-cell>
          <table:table-cell office:value-type="string">
            <text:p>WHITE</text:p>
          </table:table-cell>
          <table:table-cell office:value-type="string">
            <text:p>Sauvignon Carso</text:p>
          </table:table-cell>
          <table:table-cell office:value-type="string">
            <text:p>Castelvecchio</text:p>
          </table:table-cell>
          <table:table-cell office:value-type="float" office:value="27.03556">
            <text:p>27.035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efosco Nero di Botte</text:p>
          </table:table-cell>
          <table:table-cell office:value-type="string">
            <text:p>FERESIN DAVI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vk7da7b5rd4m64p3gf</text:p>
          </table:table-cell>
          <table:table-cell office:value-type="string">
            <text:p>SPARKLING</text:p>
          </table:table-cell>
          <table:table-cell office:value-type="string">
            <text:p>Brut di Johanniter</text:p>
          </table:table-cell>
          <table:table-cell office:value-type="string">
            <text:p>Davide Cadenazzi</text:p>
          </table:table-cell>
          <table:table-cell office:value-type="float" office:value="17.97619">
            <text:p>17.9761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bernet Sauvignon</text:p>
          </table:table-cell>
          <table:table-cell office:value-type="string">
            <text:p>MUZ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c118ea4yaqhjb3afvs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Mužič</text:p>
          </table:table-cell>
          <table:table-cell office:value-type="float" office:value="31.235281">
            <text:p>31.2352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 Collio</text:p>
          </table:table-cell>
          <table:table-cell office:value-type="string">
            <text:p>TOR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4gjb7g26gw2982ns0</text:p>
          </table:table-cell>
          <table:table-cell office:value-type="string">
            <text:p>ROSE</text:p>
          </table:table-cell>
          <table:table-cell office:value-type="string">
            <text:p>Merlot Rosé</text:p>
          </table:table-cell>
          <table:table-cell office:value-type="string">
            <text:p>Concha y Toro</text:p>
          </table:table-cell>
          <table:table-cell office:value-type="float" office:value="13.955611">
            <text:p>13.95561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bernet Sauvignon</text:p>
          </table:table-cell>
          <table:table-cell office:value-type="string">
            <text:p>TUN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kpb069j0g0pwma2pp5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La Tunella</text:p>
          </table:table-cell>
          <table:table-cell office:value-type="float" office:value="25.736158">
            <text:p>25.7361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uar</text:p>
          </table:table-cell>
          <table:table-cell office:value-type="string">
            <text:p>SASSOC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m0738sh0dak9rjrf8q</text:p>
          </table:table-cell>
          <table:table-cell office:value-type="string">
            <text:p>WHITE</text:p>
          </table:table-cell>
          <table:table-cell office:value-type="string">
            <text:p>120M Ovest Cuar Rosso</text:p>
          </table:table-cell>
          <table:table-cell office:value-type="string">
            <text:p>Sassocorno</text:p>
          </table:table-cell>
          <table:table-cell office:value-type="float" office:value="42.4158">
            <text:p>42.41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alpolicella Classico Superiore</text:p>
          </table:table-cell>
          <table:table-cell office:value-type="string">
            <text:p>BENEDETTI LA VI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k3bgded52n0t3y8aem</text:p>
          </table:table-cell>
          <table:table-cell office:value-type="string">
            <text:p>DESSERT</text:p>
          </table:table-cell>
          <table:table-cell office:value-type="string">
            <text:p>La Permuta Recioto della Valpolicella Classico</text:p>
          </table:table-cell>
          <table:table-cell office:value-type="string">
            <text:p>Benedetti La Villa</text:p>
          </table:table-cell>
          <table:table-cell office:value-type="float" office:value="38.384502">
            <text:p>38.3845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alpolicella Ripasso</text:p>
          </table:table-cell>
          <table:table-cell office:value-type="string">
            <text:p>BENEDETTI LA VI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k3bgded52n0t3y8aem</text:p>
          </table:table-cell>
          <table:table-cell office:value-type="string">
            <text:p>DESSERT</text:p>
          </table:table-cell>
          <table:table-cell office:value-type="string">
            <text:p>La Permuta Recioto della Valpolicella Classico</text:p>
          </table:table-cell>
          <table:table-cell office:value-type="string">
            <text:p>Benedetti La Villa</text:p>
          </table:table-cell>
          <table:table-cell office:value-type="float" office:value="34.738995">
            <text:p>34.7389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Amarone della Valpollicella</text:p>
          </table:table-cell>
          <table:table-cell office:value-type="string">
            <text:p>CASTELNUOVO DEL GAR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bydatxd59hnqr1e</text:p>
          </table:table-cell>
          <table:table-cell office:value-type="string">
            <text:p>WHITE</text:p>
          </table:table-cell>
          <table:table-cell office:value-type="string">
            <text:p>Pinot Grigio delle Venezie</text:p>
          </table:table-cell>
          <table:table-cell office:value-type="string">
            <text:p>Cantina di Castelnuovo del Garda</text:p>
          </table:table-cell>
          <table:table-cell office:value-type="float" office:value="30.660707">
            <text:p>30.6607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 Nero Assolutamente</text:p>
          </table:table-cell>
          <table:table-cell office:value-type="string">
            <text:p>CASTELNUOVO DEL GAR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hss7znbwmtw8p23bdc</text:p>
          </table:table-cell>
          <table:table-cell office:value-type="string">
            <text:p>WHITE</text:p>
          </table:table-cell>
          <table:table-cell office:value-type="string">
            <text:p>Merlot</text:p>
          </table:table-cell>
          <table:table-cell office:value-type="string">
            <text:p>Massi del Garda</text:p>
          </table:table-cell>
          <table:table-cell office:value-type="float" office:value="24.24192">
            <text:p>24.241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'Vegar Amarone della Valpolicella Riserva</text:p>
          </table:table-cell>
          <table:table-cell office:value-type="string">
            <text:p>CASTELNUOVO DEL GAR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ekqgd9khzvt9saqf9f</text:p>
          </table:table-cell>
          <table:table-cell office:value-type="string">
            <text:p>WHITE</text:p>
          </table:table-cell>
          <table:table-cell office:value-type="string">
            <text:p>Ca' Vegar Sauvignon</text:p>
          </table:table-cell>
          <table:table-cell office:value-type="string">
            <text:p>Cantina di Castelnuovo del Garda</text:p>
          </table:table-cell>
          <table:table-cell office:value-type="float" office:value="42.410477">
            <text:p>42.4104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rlo V</text:p>
          </table:table-cell>
          <table:table-cell office:value-type="string">
            <text:p>COLLI VEC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r295bevvqfawp42hks</text:p>
          </table:table-cell>
          <table:table-cell office:value-type="string">
            <text:p>SPARKLING</text:p>
          </table:table-cell>
          <table:table-cell office:value-type="string">
            <text:p>Carlo V Prosecco Rosé</text:p>
          </table:table-cell>
          <table:table-cell office:value-type="string">
            <text:p>Colli Vicentini</text:p>
          </table:table-cell>
          <table:table-cell office:value-type="float" office:value="46.655952">
            <text:p>46.6559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Pinot Noir</text:p>
          </table:table-cell>
          <table:table-cell office:value-type="string">
            <text:p>GIANNITESS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kfp4w9rc9kze38g9ev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Giannitessari</text:p>
          </table:table-cell>
          <table:table-cell office:value-type="float" office:value="30.799496">
            <text:p>30.7994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 Ruzante</text:p>
          </table:table-cell>
          <table:table-cell office:value-type="string">
            <text:p>SAN NAZAR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8tx4n8wmm3bzvje2g</text:p>
          </table:table-cell>
          <table:table-cell office:value-type="string">
            <text:p>ROSE</text:p>
          </table:table-cell>
          <table:table-cell office:value-type="string">
            <text:p>Guante Rosado</text:p>
          </table:table-cell>
          <table:table-cell office:value-type="string">
            <text:p>San Martin</text:p>
          </table:table-cell>
          <table:table-cell office:value-type="float" office:value="19.10146">
            <text:p>19.101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alpolicella Classico</text:p>
          </table:table-cell>
          <table:table-cell office:value-type="string">
            <text:p>MONTE DEL F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9arjg7z95vfmac50w7</text:p>
          </table:table-cell>
          <table:table-cell office:value-type="string">
            <text:p>DESSERT</text:p>
          </table:table-cell>
          <table:table-cell office:value-type="string">
            <text:p>Recioto della Valpolicella Classico Lena di Mezzo</text:p>
          </table:table-cell>
          <table:table-cell office:value-type="string">
            <text:p>Monte del Frá</text:p>
          </table:table-cell>
          <table:table-cell office:value-type="float" office:value="37.807102">
            <text:p>37.8071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alpolicella Classico Superiore</text:p>
          </table:table-cell>
          <table:table-cell office:value-type="string">
            <text:p>MONTE DEL F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9arjg7z95vfmac50w7</text:p>
          </table:table-cell>
          <table:table-cell office:value-type="string">
            <text:p>DESSERT</text:p>
          </table:table-cell>
          <table:table-cell office:value-type="string">
            <text:p>Recioto della Valpolicella Classico Lena di Mezzo</text:p>
          </table:table-cell>
          <table:table-cell office:value-type="string">
            <text:p>Monte del Frá</text:p>
          </table:table-cell>
          <table:table-cell office:value-type="float" office:value="37.807102">
            <text:p>37.8071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alpolicella Ripasso</text:p>
          </table:table-cell>
          <table:table-cell office:value-type="string">
            <text:p>MONTE DEL F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9arjg7z95vfmac50w7</text:p>
          </table:table-cell>
          <table:table-cell office:value-type="string">
            <text:p>DESSERT</text:p>
          </table:table-cell>
          <table:table-cell office:value-type="string">
            <text:p>Recioto della Valpolicella Classico Lena di Mezzo</text:p>
          </table:table-cell>
          <table:table-cell office:value-type="string">
            <text:p>Monte del Frá</text:p>
          </table:table-cell>
          <table:table-cell office:value-type="float" office:value="34.47941">
            <text:p>34.479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linverno</text:p>
          </table:table-cell>
          <table:table-cell office:value-type="string">
            <text:p>MONTE ZOV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5fkt3qgtt1kbwfqfq5</text:p>
          </table:table-cell>
          <table:table-cell office:value-type="string">
            <text:p>WHITE</text:p>
          </table:table-cell>
          <table:table-cell office:value-type="string">
            <text:p>Ca' Linverno Bianco</text:p>
          </table:table-cell>
          <table:table-cell office:value-type="string">
            <text:p>Monte Zovo</text:p>
          </table:table-cell>
          <table:table-cell office:value-type="float" office:value="42.91417">
            <text:p>42.914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alpolicella Classico Superiore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48y42zbg5zsh85hrb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Zenato</text:p>
          </table:table-cell>
          <table:table-cell office:value-type="float" office:value="32.204403">
            <text:p>32.2044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eciotto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48y42zbg5zsh85hrb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Zenato</text:p>
          </table:table-cell>
          <table:table-cell office:value-type="float" office:value="28.5323">
            <text:p>28.53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Amarone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8d7n39dkfbtekf3tq</text:p>
          </table:table-cell>
          <table:table-cell office:value-type="string">
            <text:p>DESSERT</text:p>
          </table:table-cell>
          <table:table-cell office:value-type="string">
            <text:p>Grappa di Amarone</text:p>
          </table:table-cell>
          <table:table-cell office:value-type="string">
            <text:p>Zenato</text:p>
          </table:table-cell>
          <table:table-cell office:value-type="float" office:value="29.195263">
            <text:p>29.1952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Pinot Nero</text:p>
          </table:table-cell>
          <table:table-cell office:value-type="string">
            <text:p>ABBAZZIA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0w7gf6jmgwbdsw89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Abbazia di Novacella (Stiftskellerei Neustift)</text:p>
          </table:table-cell>
          <table:table-cell office:value-type="float" office:value="25.778255">
            <text:p>25.7782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anct Valentin Pinot Nero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pc5rwqdma4kja9w0</text:p>
          </table:table-cell>
          <table:table-cell office:value-type="string">
            <text:p>WHITE</text:p>
          </table:table-cell>
          <table:table-cell office:value-type="string">
            <text:p>Pinot Grigio Sanct Valentin</text:p>
          </table:table-cell>
          <table:table-cell office:value-type="string">
            <text:p>St. Michael-Eppan</text:p>
          </table:table-cell>
          <table:table-cell office:value-type="float" office:value="47.142693">
            <text:p>47.1426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anct Valentin Cabernet-Merlot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77d19k37hn5xh7nh</text:p>
          </table:table-cell>
          <table:table-cell office:value-type="string">
            <text:p>WHITE</text:p>
          </table:table-cell>
          <table:table-cell office:value-type="string">
            <text:p>Gewürztraminer Sanct Valentin</text:p>
          </table:table-cell>
          <table:table-cell office:value-type="string">
            <text:p>St. Michael-Eppan</text:p>
          </table:table-cell>
          <table:table-cell office:value-type="float" office:value="46.429173">
            <text:p>46.4291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Fallwind Merlot Cabernet Riserva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c4x1zace0zsh6mxg</text:p>
          </table:table-cell>
          <table:table-cell office:value-type="string">
            <text:p>WHITE</text:p>
          </table:table-cell>
          <table:table-cell office:value-type="string">
            <text:p>Riesling Fallwind</text:p>
          </table:table-cell>
          <table:table-cell office:value-type="string">
            <text:p>St. Michael-Eppan</text:p>
          </table:table-cell>
          <table:table-cell office:value-type="float" office:value="42.895206">
            <text:p>42.8952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Fallwind Pinot Nero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jgrg7b09tnh5tbcrgs</text:p>
          </table:table-cell>
          <table:table-cell office:value-type="string">
            <text:p>WHITE</text:p>
          </table:table-cell>
          <table:table-cell office:value-type="string">
            <text:p>Pinot Grigio Fallwind</text:p>
          </table:table-cell>
          <table:table-cell office:value-type="string">
            <text:p>St. Michael-Eppan</text:p>
          </table:table-cell>
          <table:table-cell office:value-type="float" office:value="44.177288">
            <text:p>44.1772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Lagrein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dq9ssh00hekv6gx2</text:p>
          </table:table-cell>
          <table:table-cell office:value-type="string">
            <text:p>ROSE</text:p>
          </table:table-cell>
          <table:table-cell office:value-type="string">
            <text:p>Lagrein Kretzer Rosato</text:p>
          </table:table-cell>
          <table:table-cell office:value-type="string">
            <text:p>St. Michael-Eppan</text:p>
          </table:table-cell>
          <table:table-cell office:value-type="float" office:value="37.552685">
            <text:p>37.5526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Pinot Nero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j16tf3ed9mnxc7mv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t. Michael-Eppan</text:p>
          </table:table-cell>
          <table:table-cell office:value-type="float" office:value="33.54959">
            <text:p>33.5495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t. Magdalen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2jvfxjypkpyhhq2xxf</text:p>
          </table:table-cell>
          <table:table-cell office:value-type="string">
            <text:p>WHITE</text:p>
          </table:table-cell>
          <table:table-cell office:value-type="string">
            <text:p>St. Magdalener Tröglerhof</text:p>
          </table:table-cell>
          <table:table-cell office:value-type="string">
            <text:p>Kellerei St. Pauls</text:p>
          </table:table-cell>
          <table:table-cell office:value-type="float" office:value="21.19432">
            <text:p>21.194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bernet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dtqm56zt8bw898xnd4</text:p>
          </table:table-cell>
          <table:table-cell office:value-type="string">
            <text:p>DESSERT</text:p>
          </table:table-cell>
          <table:table-cell office:value-type="string">
            <text:p>Cabernet Blanc</text:p>
          </table:table-cell>
          <table:table-cell office:value-type="string">
            <text:p>Klosterhof St. Michael</text:p>
          </table:table-cell>
          <table:table-cell office:value-type="float" office:value="19.89677">
            <text:p>19.896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iabot Du Re</text:p>
          </table:table-cell>
          <table:table-cell office:value-type="string">
            <text:p>C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59s45gmjkcb4437k87</text:p>
          </table:table-cell>
          <table:table-cell office:value-type="string">
            <text:p>WHITE</text:p>
          </table:table-cell>
          <table:table-cell office:value-type="string">
            <text:p>Ciabot Del Moreto</text:p>
          </table:table-cell>
          <table:table-cell office:value-type="string">
            <text:p>Case Corini - Corino Lorenzo</text:p>
          </table:table-cell>
          <table:table-cell office:value-type="float" office:value="35.997158">
            <text:p>35.9971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ero</text:p>
          </table:table-cell>
          <table:table-cell office:value-type="string">
            <text:p>MATTEO CORREG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f4jcprf7hp4ygca7r</text:p>
          </table:table-cell>
          <table:table-cell office:value-type="string">
            <text:p>WHITE</text:p>
          </table:table-cell>
          <table:table-cell office:value-type="string">
            <text:p>Arneis Roero</text:p>
          </table:table-cell>
          <table:table-cell office:value-type="string">
            <text:p>Matteo Correggia</text:p>
          </table:table-cell>
          <table:table-cell office:value-type="float" office:value="49.47077">
            <text:p>49.470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Barbera d'Alba</text:p>
          </table:table-cell>
          <table:table-cell office:value-type="string">
            <text:p>MATTEO CORREG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mq5s3a94dvvx3qw6z4</text:p>
          </table:table-cell>
          <table:table-cell office:value-type="string">
            <text:p>DESSERT</text:p>
          </table:table-cell>
          <table:table-cell office:value-type="string">
            <text:p>Bricco Marun Grappa di Barbera</text:p>
          </table:table-cell>
          <table:table-cell office:value-type="string">
            <text:p>Matteo Correggia</text:p>
          </table:table-cell>
          <table:table-cell office:value-type="float" office:value="45.020393">
            <text:p>45.0203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Dolcetto d'Alba</text:p>
          </table:table-cell>
          <table:table-cell office:value-type="string">
            <text:p>LODA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b71fjfz8kq60mqqk6w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Lodali</text:p>
          </table:table-cell>
          <table:table-cell office:value-type="float" office:value="30.942822">
            <text:p>30.9428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Dogliani Superiore</text:p>
          </table:table-cell>
          <table:table-cell office:value-type="string">
            <text:p>LUIGI EINAU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851ka819ahw9577vz3</text:p>
          </table:table-cell>
          <table:table-cell office:value-type="string">
            <text:p>SPARKLING</text:p>
          </table:table-cell>
          <table:table-cell office:value-type="string">
            <text:p>Loghero Roero Superiore</text:p>
          </table:table-cell>
          <table:table-cell office:value-type="string">
            <text:p>Oberto Luigi</text:p>
          </table:table-cell>
          <table:table-cell office:value-type="float" office:value="19.90192">
            <text:p>19.901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sso di Montalcino</text:p>
          </table:table-cell>
          <table:table-cell office:value-type="string">
            <text:p>CAMIGL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g77n27k4g9ht74a33</text:p>
          </table:table-cell>
          <table:table-cell office:value-type="string">
            <text:p>DESSERT</text:p>
          </table:table-cell>
          <table:table-cell office:value-type="string">
            <text:p>Grappa di Brunello di Montalcino</text:p>
          </table:table-cell>
          <table:table-cell office:value-type="string">
            <text:p>Camigliano</text:p>
          </table:table-cell>
          <table:table-cell office:value-type="float" office:value="36.680874">
            <text:p>36.6808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hianti</text:p>
          </table:table-cell>
          <table:table-cell office:value-type="string">
            <text:p>CASALVE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8r2jpf8p6ecb9d2zd</text:p>
          </table:table-cell>
          <table:table-cell office:value-type="string">
            <text:p>DESSERT</text:p>
          </table:table-cell>
          <table:table-cell office:value-type="string">
            <text:p>Vin Santo del Chianti</text:p>
          </table:table-cell>
          <table:table-cell office:value-type="string">
            <text:p>Casalvento</text:p>
          </table:table-cell>
          <table:table-cell office:value-type="float" office:value="32.80536">
            <text:p>32.805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hianti Riserva</text:p>
          </table:table-cell>
          <table:table-cell office:value-type="string">
            <text:p>CASALVE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8r2jpf8p6ecb9d2zd</text:p>
          </table:table-cell>
          <table:table-cell office:value-type="string">
            <text:p>DESSERT</text:p>
          </table:table-cell>
          <table:table-cell office:value-type="string">
            <text:p>Vin Santo del Chianti</text:p>
          </table:table-cell>
          <table:table-cell office:value-type="string">
            <text:p>Casalvento</text:p>
          </table:table-cell>
          <table:table-cell office:value-type="float" office:value="32.80536">
            <text:p>32.805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hianti Classico</text:p>
          </table:table-cell>
          <table:table-cell office:value-type="string">
            <text:p>CENNATO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3h3w7dz6k6v8xtny2w</text:p>
          </table:table-cell>
          <table:table-cell office:value-type="string">
            <text:p>DESSERT</text:p>
          </table:table-cell>
          <table:table-cell office:value-type="string">
            <text:p>Grappa Bianca di Chianti Classico</text:p>
          </table:table-cell>
          <table:table-cell office:value-type="string">
            <text:p>Cennatoio</text:p>
          </table:table-cell>
          <table:table-cell office:value-type="float" office:value="35.370182">
            <text:p>35.3701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sso di Montalcino</text:p>
          </table:table-cell>
          <table:table-cell office:value-type="string">
            <text:p>RIC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pnrfywe1t2404mxgry</text:p>
          </table:table-cell>
          <table:table-cell office:value-type="string">
            <text:p>WHITE</text:p>
          </table:table-cell>
          <table:table-cell office:value-type="string">
            <text:p>Il Giallo di Costa</text:p>
          </table:table-cell>
          <table:table-cell office:value-type="string">
            <text:p>Ricci</text:p>
          </table:table-cell>
          <table:table-cell office:value-type="float" office:value="27.038738">
            <text:p>27.0387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orellino di Scansano</text:p>
          </table:table-cell>
          <table:table-cell office:value-type="string">
            <text:p>ROCCAPE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zyg6ne7w5hebkqfrtf</text:p>
          </table:table-cell>
          <table:table-cell office:value-type="string">
            <text:p>WHITE</text:p>
          </table:table-cell>
          <table:table-cell office:value-type="string">
            <text:p>Fuoco di Roccapesta Toscana Rosso</text:p>
          </table:table-cell>
          <table:table-cell office:value-type="string">
            <text:p>Roccapesta</text:p>
          </table:table-cell>
          <table:table-cell office:value-type="float" office:value="32.702183">
            <text:p>32.7021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orellino di Scansano Riserva</text:p>
          </table:table-cell>
          <table:table-cell office:value-type="string">
            <text:p>ROCCAPE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zyg6ne7w5hebkqfrtf</text:p>
          </table:table-cell>
          <table:table-cell office:value-type="string">
            <text:p>WHITE</text:p>
          </table:table-cell>
          <table:table-cell office:value-type="string">
            <text:p>Fuoco di Roccapesta Toscana Rosso</text:p>
          </table:table-cell>
          <table:table-cell office:value-type="string">
            <text:p>Roccapesta</text:p>
          </table:table-cell>
          <table:table-cell office:value-type="float" office:value="32.702183">
            <text:p>32.7021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ontepulciano Tralcetto</text:p>
          </table:table-cell>
          <table:table-cell office:value-type="string">
            <text:p>ZACCAGN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dbq7cdj1x7e4y4b6g</text:p>
          </table:table-cell>
          <table:table-cell office:value-type="string">
            <text:p>WHITE</text:p>
          </table:table-cell>
          <table:table-cell office:value-type="string">
            <text:p>Riesling (Tralcetto)</text:p>
          </table:table-cell>
          <table:table-cell office:value-type="string">
            <text:p>Cantina Zaccagnini</text:p>
          </table:table-cell>
          <table:table-cell office:value-type="float" office:value="32.365753">
            <text:p>32.3657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alento Rosso Passito</text:p>
          </table:table-cell>
          <table:table-cell office:value-type="string">
            <text:p>COST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px4dmrqe1ph2a6dyqn</text:p>
          </table:table-cell>
          <table:table-cell office:value-type="string">
            <text:p>DESSERT</text:p>
          </table:table-cell>
          <table:table-cell office:value-type="string">
            <text:p>Cori Passito</text:p>
          </table:table-cell>
          <table:table-cell office:value-type="string">
            <text:p>Costantino</text:p>
          </table:table-cell>
          <table:table-cell office:value-type="float" office:value="33.66252">
            <text:p>33.662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Lavarossa Primitivo DOC</text:p>
          </table:table-cell>
          <table:table-cell office:value-type="string">
            <text:p>GIUL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4d6avbjx4nysw2n65n</text:p>
          </table:table-cell>
          <table:table-cell office:value-type="string">
            <text:p>DESSERT</text:p>
          </table:table-cell>
          <table:table-cell office:value-type="string">
            <text:p>1922 Primitivo</text:p>
          </table:table-cell>
          <table:table-cell office:value-type="string">
            <text:p>Giuliani</text:p>
          </table:table-cell>
          <table:table-cell office:value-type="float" office:value="30.704762">
            <text:p>30.7047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Bell'Assai Vittoria DOC Frappato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k5h950q5svxbjm3kt2</text:p>
          </table:table-cell>
          <table:table-cell office:value-type="string">
            <text:p>SPARKLING</text:p>
          </table:table-cell>
          <table:table-cell office:value-type="string">
            <text:p>Lambrusco dell’Emilia Frizzante Bianco</text:p>
          </table:table-cell>
          <table:table-cell office:value-type="string">
            <text:p>Linda Donna</text:p>
          </table:table-cell>
          <table:table-cell office:value-type="float" office:value="19.569672">
            <text:p>19.569672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Extra Brut Milesimato</text:p>
          </table:table-cell>
          <table:table-cell office:value-type="string">
            <text:p>ALTI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SASSOC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oche</text:p>
          </table:table-cell>
          <table:table-cell office:value-type="string">
            <text:p>SASSOC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etragrande</text:p>
          </table:table-cell>
          <table:table-cell office:value-type="string">
            <text:p>LU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ino Tinto</text:p>
          </table:table-cell>
          <table:table-cell office:value-type="string">
            <text:p>SEMB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</text:p>
          </table:table-cell>
          <table:table-cell office:value-type="string">
            <text:p>GRADIS'CIU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8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Franconia</text:p>
          </table:table-cell>
          <table:table-cell office:value-type="string">
            <text:p>GRADIS'CIU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9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</text:p>
          </table:table-cell>
          <table:table-cell office:value-type="string">
            <text:p>MONVI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0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bernet Franc</text:p>
          </table:table-cell>
          <table:table-cell office:value-type="string">
            <text:p>MONVI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1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</text:p>
          </table:table-cell>
          <table:table-cell office:value-type="string">
            <text:p>POLE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2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chioppettino</text:p>
          </table:table-cell>
          <table:table-cell office:value-type="string">
            <text:p>RONCO DEI P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3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jarandon</text:p>
          </table:table-cell>
          <table:table-cell office:value-type="string">
            <text:p>RONCO DEI TA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4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Arcione</text:p>
          </table:table-cell>
          <table:table-cell office:value-type="string">
            <text:p>TUN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5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</text:p>
          </table:table-cell>
          <table:table-cell office:value-type="string">
            <text:p>TUN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6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chioppettino</text:p>
          </table:table-cell>
          <table:table-cell office:value-type="string">
            <text:p>TUN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7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Pignolo</text:p>
          </table:table-cell>
          <table:table-cell office:value-type="string">
            <text:p>TUN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8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ex (Refosco)</text:p>
          </table:table-cell>
          <table:table-cell office:value-type="string">
            <text:p>SASSOC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9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Blumeri</text:p>
          </table:table-cell>
          <table:table-cell office:value-type="string">
            <text:p>SCHIOP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0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veiago</text:p>
          </table:table-cell>
          <table:table-cell office:value-type="string">
            <text:p>MONTE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1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ipasso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2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Pinot Nero Mazon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3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Nebbiolo</text:p>
          </table:table-cell>
          <table:table-cell office:value-type="string">
            <text:p>C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4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sso di Bolgheri</text:p>
          </table:table-cell>
          <table:table-cell office:value-type="string">
            <text:p>CANTIN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5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ibeo</text:p>
          </table:table-cell>
          <table:table-cell office:value-type="string">
            <text:p>ROCCAPE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6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Ziggurat</text:p>
          </table:table-cell>
          <table:table-cell office:value-type="string">
            <text:p>LU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7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Lampante</text:p>
          </table:table-cell>
          <table:table-cell office:value-type="string">
            <text:p>LU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8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Aliotto</text:p>
          </table:table-cell>
          <table:table-cell office:value-type="string">
            <text:p>LU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29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agnum</text:p>
          </table:table-cell>
          <table:table-cell office:value-type="string">
            <text:p>ZACCAGN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0]); &quot;&quot;; 1)"/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nnonau di Sardegna</text:p>
          </table:table-cell>
          <table:table-cell office:value-type="string">
            <text:p>NANIH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